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language="en" fo:country="US" officeooo:rsid="0000f35b" officeooo:paragraph-rsid="0000f35b"/>
    </style:style>
    <style:style style:name="P2" style:family="paragraph" style:parent-style-name="Standard">
      <style:text-properties fo:language="en" fo:country="US" officeooo:rsid="00019191" officeooo:paragraph-rsid="00019191"/>
    </style:style>
    <style:style style:name="P3" style:family="paragraph" style:parent-style-name="Standard">
      <style:text-properties fo:language="en" fo:country="US" officeooo:rsid="00025a96" officeooo:paragraph-rsid="00025a96"/>
    </style:style>
    <style:style style:name="P4" style:family="paragraph" style:parent-style-name="Standard">
      <style:text-properties fo:language="en" fo:country="US" officeooo:rsid="00025a96" officeooo:paragraph-rsid="0002ddfe"/>
    </style:style>
    <style:style style:name="P5" style:family="paragraph" style:parent-style-name="Standard">
      <style:text-properties fo:language="en" fo:country="US" officeooo:rsid="00038438" officeooo:paragraph-rsid="00038438"/>
    </style:style>
    <style:style style:name="P6" style:family="paragraph" style:parent-style-name="Standard">
      <style:text-properties fo:language="ru" fo:country="RU" officeooo:rsid="00019191" officeooo:paragraph-rsid="00019191"/>
    </style:style>
    <style:style style:name="P7" style:family="paragraph" style:parent-style-name="Standard">
      <style:text-properties fo:language="ru" fo:country="RU" officeooo:rsid="00038438" officeooo:paragraph-rsid="00038438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officeooo:rsid="0002dd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TDIN 0 - стандартный поток ввода &lt;- клавиатура / другая программа</text:p>
      <text:p text:style-name="Standard">STDOUT 1 - --- вывода </text:p>
      <text:p text:style-name="Standard">STDERR 2 - --- ошибок</text:p>
      <text:p text:style-name="Standard"/>
      <text:p text:style-name="Standard">STD OUT и ERR по умолчанию перенаправлены в терминал</text:p>
      <text:p text:style-name="Standard"/>
      <text:p text:style-name="Standard">пере направление STDOUT пример ls -l &gt; fileName</text:p>
      <text:p text:style-name="Standard">1&gt; или &gt; - работает с первым потоком</text:p>
      <text:p text:style-name="Standard">2&gt; работает со вторым потоком</text:p>
      <text:p text:style-name="Standard">пример ls -l 2&gt; fileErr 1&gt;stdUot</text:p>
      <text:p text:style-name="Standard">пример ls -l adsad ./ 2&gt; fileErr 1&gt;stdUot - ./ каталог куда сохранять файлы или это аргумент от ls</text:p>
      <text:p text:style-name="Standard">&gt; - перезаписывает файл</text:p>
      <text:p text:style-name="Standard">&gt;&gt; добавляет в файл</text:p>
      <text:p text:style-name="Standard">если файла нет он будет создан</text:p>
      <text:p text:style-name="Standard"/>
      <text:p text:style-name="P1">bash <text:span text:style-name="T2">интерпретирует <text:s/>команду с лева на право </text:span></text:p>
      <text:p text:style-name="P1"/>
      <text:p text:style-name="P1">ls -lh (h - человекочитаемый формат)</text:p>
      <text:p text:style-name="P2">| <text:span text:style-name="T2">(пайп) </text:span>- <text:span text:style-name="T2">пере направление </text:span>stdout <text:span text:style-name="T2">в </text:span>stdin <text:span text:style-name="T2">другой команды</text:span></text:p>
      <text:p text:style-name="P2">^ - <text:span text:style-name="T2">начало строки</text:span></text:p>
      <text:p text:style-name="P6">не все программы принимают потоки на ввод</text:p>
      <text:p text:style-name="P6"/>
      <text:p text:style-name="P6">tee — получает на вход stdin и дублирует <text:span text:style-name="T1">stdout </text:span>на экран и в файл</text:p>
      <text:p text:style-name="P3">ls -l | tee fileName (перезаписывает)</text:p>
      <text:p text:style-name="P4">ls -l | tee -<text:span text:style-name="T3">a </text:span>fileName (<text:span text:style-name="T2">дополняет</text:span>)</text:p>
      <text:p text:style-name="P4"/>
      <text:p text:style-name="P7">strd<text:span text:style-name="T1">out </text:span>и <text:span text:style-name="T1">stderr </text:span>в один поток</text:p>
      <text:p text:style-name="P5">ls -l asdf ./ 1&gt;fileName 2&gt;&amp;1 </text:p>
      <text:p text:style-name="P5">если <text:span text:style-name="T2">использовать 2 и более перенаправлений то </text:span>bash <text:span text:style-name="T2">интерпритирует перенаправления с лева на право</text:span></text:p>
      <text:p text:style-name="P5">&amp; перенаправление по адресу</text:p>
      <text:p text:style-name="P5">ls -l asdf ./ 2&gt;&amp;1 | grep fileName</text:p>
      <text:p text:style-name="P5">| - <text:span text:style-name="T2">перенаправить 1 поток на поток ввода </text:span>grep <text:span text:style-name="T2">а потом поток 2 туже куда смотрит первый поток</text:span></text:p>
      <text:p text:style-name="P5">ls -l asdf ./ <text:span text:style-name="T2">2&gt;</text:span>&amp;1 1&gt; /dev/null | grep asd</text:p>
      <text:p text:style-name="P5">1&gt; /dev/null – <text:span text:style-name="T2">все что направляется на это устройство подавляется</text:span></text:p>
      <text:p text:style-name="P5">1. | - пернапрвление <text:span text:style-name="T2">потока 1 (stdout </text:span>ls) <text:span text:style-name="T2">на поток 0 </text:span>grep</text:p>
      <text:p text:style-name="P5">2. <text:s/><text:span text:style-name="T2">2&gt;</text:span>&amp;1 <text:span text:style-name="T2">прикрепляем поток 2 туда же куда и первый в </text:span>| drep</text:p>
      <text:p text:style-name="P5">3. 1&gt; /dev/null <text:span text:style-name="T2">перенаправляем поток 1 в nгll</text:span> <text:span text:style-name="T2">и он открепляется от </text:span>grep, <text:span text:style-name="T2">но поток 2 никуда не девается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ru" fo:country="RU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4T17:21:08.61</meta:creation-date>
    <dc:date>2023-07-28T20:03:37.640000000</dc:date>
    <meta:editing-duration>PT1H4M36S</meta:editing-duration>
    <meta:editing-cycles>6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31" meta:word-count="269" meta:character-count="1443" meta:non-whitespace-character-count="1198"/>
  </office:meta>
</office:document-meta>
</file>